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have decided to start work on the next generation of the eXtremeTable. There will be a new name along with a new architecture. The project will be called JMesa, which I think is much more professional and shows the project maturity. <text:line-break/><text:line-break/>This is officially a re-write with the reason being that I want to create an API that does not have any ties to a JSP tag library, which is what we have right now. <text:line-break/><text:line-break/>Hopefully this project will be perceived as a good thing because it offers the chance to learn from the past and create a library that can do so much more. I do feel that I kind of put some people through the wringer getting the eXtremeTable to version 1.0 with all the constant refactoring but at the time it was neccessary. The approach was more to throw something on the wall to see what stuck because many of the ideas were so new. <text:line-break/><text:line-break/>JMesa will not really have any new functionality, but the design is so flexibly that there will be many new features that we get for free. Future versions of the project should simply mean more implemenations of the interfaces. Also the project will leverage AJAX technology where it makes sense and I would like to start a JavaScript API. There are already people using the eXtremeTable in a spreadsheet like manner and I think it is time to start pulling that into a library. <text:line-break/><text:line-break/>Going forward all designs will be flushed out ahead of time. This gives the community a chance to review the design and offer input. It also gives a chance to work on the naming, package heirarchy, etc...so that once agreed upon it will not change. <text:line-break/><text:line-break/>There is no reason to abandon the eXtremeTable if you enjoy the features. There have been no bugs reported against the 1.0.1 release and I am still very happy with what that project accomplished. I hope that people that want to move to JMesa only do so if it makes sense or if you need a feature of the new table API. I myself plan on running both for quite some time. Also, recently more people have been sending code (related to the plugable points) for the eXtremeTable. This is a great thing and anything we build for the eXtremeTable can easily be ported to JMesa. <text:line-break/><text:line-break/>I have been working on the new design for the past month and tried to write up more of my thoughts on the project. There is no code yet and I will not start for a few weeks yet, which gives us plenty of time to talk about the new design. Here is what I have so far: <text:line-break/><text:line-break/><text:a xlink:type="simple" xlink:href="http://extremecomponents.org/jmesa.html" office:target-frame-name="_blank" xlink:show="new">http://extremecomponents.org/jmesa.html</text:a> <text:line-break/><text:line-break/>-Jeff Johns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eff</meta:initial-creator>
    <meta:creation-date>2006-09-04T21:44:51</meta:creation-date>
    <dc:creator>Jeff</dc:creator>
    <dc:date>2006-10-08T08:26:20</dc:date>
    <dc:language>en-US</dc:language>
    <meta:editing-cycles>9</meta:editing-cycles>
    <meta:editing-duration>PT57M50S</meta:editing-duration>
    <meta:user-defined meta:name="Info 1"/>
    <meta:user-defined meta:name="Info 2"/>
    <meta:user-defined meta:name="Info 3"/>
    <meta:user-defined meta:name="Info 4"/>
    <meta:document-statistic meta:table-count="0" meta:image-count="0" meta:object-count="0" meta:page-count="1" meta:paragraph-count="1" meta:word-count="459" meta:character-count="2468"/>
  </office:meta>
</office:document-meta>
</file>